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62cm"/>
    </style:style>
    <style:style style:name="co3" style:family="table-column">
      <style:table-column-properties fo:break-before="auto" style:column-width="1.378cm"/>
    </style:style>
    <style:style style:name="co4" style:family="table-column">
      <style:table-column-properties fo:break-before="auto" style:column-width="2.794cm"/>
    </style:style>
    <style:style style:name="co5" style:family="table-column">
      <style:table-column-properties fo:break-before="auto" style:column-width="0.649cm"/>
    </style:style>
    <style:style style:name="ro2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0.002cm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0.002cm solid #000000" fo:border-top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none" fo:border-right="none" fo:border-top="0.002cm solid #000000"/>
    </style:style>
    <style:style style:name="ce5" style:family="table-cell" style:parent-style-name="Default" style:data-style-name="N36">
      <style:table-cell-properties fo:border-bottom="none" fo:border-left="none" fo:border-right="none" fo:border-top="0.002cm solid #000000"/>
    </style:style>
    <style:style style:name="ce6" style:family="table-cell" style:parent-style-name="Default">
      <style:table-cell-properties fo:border-bottom="none" fo:border-left="0.002cm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02cm solid #000000" fo:border-right="none" fo:border-top="none"/>
    </style:style>
    <style:style style:name="ce8" style:family="table-cell" style:parent-style-name="Default" style:data-style-name="N41">
      <style:table-cell-properties fo:border-bottom="none" fo:border-left="0.002cm solid #000000" fo:border-right="none" fo:border-top="0.002cm solid #000000"/>
    </style:style>
    <style:style style:name="ce9" style:family="table-cell" style:parent-style-name="Default" style:data-style-name="N41">
      <style:table-cell-properties fo:border-bottom="none" fo:border-left="0.002cm solid #000000" fo:border-right="none" fo:border-top="none"/>
    </style:style>
    <style:style style:name="ce10" style:family="table-cell" style:parent-style-name="Default" style:data-style-name="N41">
      <style:table-cell-properties fo:border-bottom="none" fo:border-left="none" fo:border-right="none" fo:border-top="0.002cm solid #000000"/>
    </style:style>
    <style:style style:name="ce11" style:family="table-cell" style:parent-style-name="Default" style:data-style-name="N41"/>
    <style:style style:name="ce12" style:family="table-cell" style:parent-style-name="Default">
      <style:table-cell-properties fo:border-bottom="none" fo:background-color="#b2b2b2" fo:border-left="0.002cm solid #000000" fo:border-right="0.002cm solid #000000" fo:border-top="none"/>
    </style:style>
    <style:style style:name="ce13" style:family="table-cell" style:parent-style-name="Default">
      <style:table-cell-properties fo:border-bottom="none" fo:background-color="#b2b2b2" fo:border-left="0.002cm solid #000000" fo:border-right="0.002cm solid #000000" fo:border-top="0.002cm solid #000000"/>
    </style:style>
  </office:automatic-styles>
  <office:body>
    <office:spreadsheet>
      <table:table table:name="Ark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1" table:default-cell-style-name="ce9"/>
        <table:table-column table:style-name="co1" table:number-columns-repeated="4" table:default-cell-style-name="ce11"/>
        <table:table-column table:style-name="co4" table:default-cell-style-name="ce11"/>
        <table:table-column table:style-name="co1" table:default-cell-style-name="ce11"/>
        <table:table-column table:style-name="co5" table:default-cell-style-name="Default"/>
        <table:table-column table:style-name="co1" table:number-columns-repeated="2" table:default-cell-style-name="ce12"/>
        <table:table-row table:style-name="ro2">
          <table:table-cell table:style-name="ce1" office:value-type="string">
            <text:p>'Month</text:p>
          </table:table-cell>
          <table:table-cell table:style-name="ce1" office:value-type="string">
            <text:p>Week</text:p>
          </table:table-cell>
          <table:table-cell table:style-name="ce1" office:value-type="string">
            <text:p>Dates</text:p>
          </table:table-cell>
          <table:table-cell table:style-name="ce6" office:value-type="string">
            <text:p>Monday</text:p>
          </table:table-cell>
          <table:table-cell table:style-name="ce1" office:value-type="string">
            <text:p>Tuesday</text:p>
          </table:table-cell>
          <table:table-cell table:style-name="ce1" office:value-type="string">
            <text:p>Wednesday</text:p>
          </table:table-cell>
          <table:table-cell table:style-name="ce1" office:value-type="string">
            <text:p>Thursday</text:p>
          </table:table-cell>
          <table:table-cell table:style-name="ce1" office:value-type="string">
            <text:p>Friday</text:p>
          </table:table-cell>
          <table:table-cell table:style-name="ce1" office:value-type="string">
            <text:p>Saturday</text:p>
          </table:table-cell>
          <table:table-cell table:style-name="ce1" office:value-type="string">
            <text:p>Sunday</text:p>
          </table:table-cell>
          <table:table-cell/>
          <table:table-cell office:value-type="string">
            <text:p>Tota work/w</text:p>
          </table:table-cell>
          <table:table-cell office:value-type="string">
            <text:p>Total work/m</text:p>
          </table:table-cell>
        </table:table-row>
        <table:table-row table:style-name="ro2">
          <table:table-cell table:number-columns-repeated="3"/>
          <table:table-cell table:style-name="ce7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1" office:value-type="string">
            <text:p>August</text:p>
          </table:table-cell>
          <table:table-cell table:style-name="ce3" office:value-type="float" office:value="34">
            <text:p>34</text:p>
          </table:table-cell>
          <table:table-cell table:style-name="ce4" office:value-type="string">
            <text:p>18.-24.</text:p>
          </table:table-cell>
          <table:table-cell table:style-name="ce8" office:value-type="time" office:time-value="PT00H00M00S">
            <text:p>00:00:00</text:p>
          </table:table-cell>
          <table:table-cell table:number-columns-repeated="3" table:style-name="ce10" office:value-type="time" office:time-value="PT00H00M00S">
            <text:p>00:00:00</text:p>
          </table:table-cell>
          <table:table-cell table:style-name="ce10" office:value-type="time" office:time-value="PT01H30M00S">
            <text:p>01:30:00</text:p>
          </table:table-cell>
          <table:table-cell table:number-columns-repeated="2" table:style-name="ce10" office:value-type="time" office:time-value="PT00H00M00S">
            <text:p>00:00:00</text:p>
          </table:table-cell>
          <table:table-cell table:style-name="ce4"/>
          <table:table-cell table:style-name="ce13" table:formula="of:=SUM([.D3:.J3])" office:value-type="time" office:time-value="PT01H30M00S">
            <text:p>01:30:00</text:p>
          </table:table-cell>
          <table:table-cell table:style-name="ce13"/>
        </table:table-row>
        <table:table-row table:style-name="ro2">
          <table:table-cell/>
          <table:table-cell table:formula="of:=[.B3]+1" office:value-type="float" office:value="35">
            <text:p>35</text:p>
          </table:table-cell>
          <table:table-cell office:value-type="string">
            <text:p>25.-31.</text:p>
          </table:table-cell>
          <table:table-cell office:value-type="time" office:time-value="PT04H00M00S">
            <text:p>04:00:00</text:p>
          </table:table-cell>
          <table:table-cell table:number-columns-repeated="6" office:value-type="time" office:time-value="PT00H00M00S">
            <text:p>00:00:00</text:p>
          </table:table-cell>
          <table:table-cell/>
          <table:table-cell table:formula="of:=SUM([.D4:.J4])" office:value-type="time" office:time-value="PT04H00M00S">
            <text:p>04:00:00</text:p>
          </table:table-cell>
          <table:table-cell table:formula="of:=SUM([.L3:.L4])" office:value-type="time" office:time-value="PT05H30M00S">
            <text:p>05:30:00</text:p>
          </table:table-cell>
        </table:table-row>
        <table:table-row table:style-name="ro2">
          <table:table-cell table:number-columns-repeated="3"/>
          <table:table-cell table:style-name="ce7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1" office:value-type="string">
            <text:p>September</text:p>
          </table:table-cell>
          <table:table-cell table:style-name="ce3" office:value-type="float" office:value="36">
            <text:p>36</text:p>
          </table:table-cell>
          <table:table-cell table:style-name="ce5" office:value-type="string">
            <text:p>1.-7.</text:p>
          </table:table-cell>
          <table:table-cell table:style-name="ce8" office:value-type="time" office:time-value="PT00H00M00S">
            <text:p>00:00:00</text:p>
          </table:table-cell>
          <table:table-cell table:number-columns-repeated="6" table:style-name="ce10" office:value-type="time" office:time-value="PT00H00M00S">
            <text:p>00:00:00</text:p>
          </table:table-cell>
          <table:table-cell table:style-name="ce4"/>
          <table:table-cell table:style-name="ce13" table:formula="of:=SUM([.D6:.J6])" office:value-type="time" office:time-value="PT00H00M00S">
            <text:p>00:00:00</text:p>
          </table:table-cell>
          <table:table-cell table:style-name="ce13"/>
        </table:table-row>
        <table:table-row table:style-name="ro2">
          <table:table-cell/>
          <table:table-cell table:formula="of:=[.B6]+1" office:value-type="float" office:value="37">
            <text:p>37</text:p>
          </table:table-cell>
          <table:table-cell office:value-type="string">
            <text:p>8.-14.</text:p>
          </table:table-cell>
          <table:table-cell table:number-columns-repeated="7" office:value-type="time" office:time-value="PT00H00M00S">
            <text:p>00:00:00</text:p>
          </table:table-cell>
          <table:table-cell/>
          <table:table-cell table:formula="of:=SUM([.D7:.J7])" office:value-type="time" office:time-value="PT00H00M00S">
            <text:p>00:00:00</text:p>
          </table:table-cell>
          <table:table-cell/>
        </table:table-row>
        <table:table-row table:style-name="ro2">
          <table:table-cell/>
          <table:table-cell table:formula="of:=[.B7]+1" office:value-type="float" office:value="38">
            <text:p>38</text:p>
          </table:table-cell>
          <table:table-cell office:value-type="string">
            <text:p>15.-21.</text:p>
          </table:table-cell>
          <table:table-cell table:number-columns-repeated="7" office:value-type="time" office:time-value="PT00H00M00S">
            <text:p>00:00:00</text:p>
          </table:table-cell>
          <table:table-cell/>
          <table:table-cell table:formula="of:=SUM([.D8:.J8])" office:value-type="time" office:time-value="PT00H00M00S">
            <text:p>00:00:00</text:p>
          </table:table-cell>
          <table:table-cell/>
        </table:table-row>
        <table:table-row table:style-name="ro2">
          <table:table-cell/>
          <table:table-cell table:formula="of:=[.B8]+1" office:value-type="float" office:value="39">
            <text:p>39</text:p>
          </table:table-cell>
          <table:table-cell office:value-type="string">
            <text:p>22-.28.</text:p>
          </table:table-cell>
          <table:table-cell table:number-columns-repeated="7" office:value-type="time" office:time-value="PT00H00M00S">
            <text:p>00:00:00</text:p>
          </table:table-cell>
          <table:table-cell/>
          <table:table-cell table:formula="of:=SUM([.D9:.J9])" office:value-type="time" office:time-value="PT00H00M00S">
            <text:p>00:00:00</text:p>
          </table:table-cell>
          <table:table-cell/>
        </table:table-row>
        <table:table-row table:style-name="ro2">
          <table:table-cell/>
          <table:table-cell table:formula="of:=[.B9]+1" office:value-type="float" office:value="40">
            <text:p>40</text:p>
          </table:table-cell>
          <table:table-cell office:value-type="string">
            <text:p>29.-30.</text:p>
          </table:table-cell>
          <table:table-cell table:number-columns-repeated="2" office:value-type="time" office:time-value="PT00H00M00S">
            <text:p>00:00:00</text:p>
          </table:table-cell>
          <table:table-cell table:number-columns-repeated="6"/>
          <table:table-cell table:formula="of:=SUM([.D10:.J10])" office:value-type="time" office:time-value="PT00H00M00S">
            <text:p>00:00:00</text:p>
          </table:table-cell>
          <table:table-cell table:formula="of:=SUM([.L6:.L10])" office:value-type="time" office:time-value="PT00H00M00S">
            <text:p>00:00:00</text:p>
          </table:table-cell>
        </table:table-row>
        <table:table-row table:style-name="ro2">
          <table:table-cell table:number-columns-repeated="3"/>
          <table:table-cell table:style-name="ce7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1" office:value-type="string">
            <text:p>October</text:p>
          </table:table-cell>
          <table:table-cell table:style-name="ce3" office:value-type="float" office:value="40">
            <text:p>40</text:p>
          </table:table-cell>
          <table:table-cell table:style-name="ce4" office:value-type="string">
            <text:p>1.-5.</text:p>
          </table:table-cell>
          <table:table-cell table:style-name="ce8"/>
          <table:table-cell table:style-name="ce10"/>
          <table:table-cell table:number-columns-repeated="5" table:style-name="ce10" office:value-type="time" office:time-value="PT00H00M00S">
            <text:p>00:00:00</text:p>
          </table:table-cell>
          <table:table-cell table:style-name="ce4"/>
          <table:table-cell table:style-name="ce13" table:formula="of:=SUM([.D12:.J12])" office:value-type="time" office:time-value="PT00H00M00S">
            <text:p>00:00:00</text:p>
          </table:table-cell>
          <table:table-cell table:style-name="ce13"/>
        </table:table-row>
        <table:table-row table:style-name="ro2">
          <table:table-cell/>
          <table:table-cell table:formula="of:=[.B12]+1" office:value-type="float" office:value="41">
            <text:p>41</text:p>
          </table:table-cell>
          <table:table-cell office:value-type="string">
            <text:p>6.-12.</text:p>
          </table:table-cell>
          <table:table-cell table:number-columns-repeated="7" office:value-type="time" office:time-value="PT00H00M00S">
            <text:p>00:00:00</text:p>
          </table:table-cell>
          <table:table-cell/>
          <table:table-cell table:formula="of:=SUM([.D13:.J13])" office:value-type="time" office:time-value="PT00H00M00S">
            <text:p>00:00:00</text:p>
          </table:table-cell>
          <table:table-cell/>
        </table:table-row>
        <table:table-row table:style-name="ro2">
          <table:table-cell/>
          <table:table-cell table:formula="of:=[.B13]+1" office:value-type="float" office:value="42">
            <text:p>42</text:p>
          </table:table-cell>
          <table:table-cell office:value-type="string">
            <text:p>13-.19.</text:p>
          </table:table-cell>
          <table:table-cell table:number-columns-repeated="7" office:value-type="time" office:time-value="PT00H00M00S">
            <text:p>00:00:00</text:p>
          </table:table-cell>
          <table:table-cell/>
          <table:table-cell table:formula="of:=SUM([.D14:.J14])" office:value-type="time" office:time-value="PT00H00M00S">
            <text:p>00:00:00</text:p>
          </table:table-cell>
          <table:table-cell/>
        </table:table-row>
        <table:table-row table:style-name="ro2">
          <table:table-cell/>
          <table:table-cell table:formula="of:=[.B14]+1" office:value-type="float" office:value="43">
            <text:p>43</text:p>
          </table:table-cell>
          <table:table-cell office:value-type="string">
            <text:p>20.-26.</text:p>
          </table:table-cell>
          <table:table-cell table:number-columns-repeated="7" office:value-type="time" office:time-value="PT00H00M00S">
            <text:p>00:00:00</text:p>
          </table:table-cell>
          <table:table-cell/>
          <table:table-cell table:formula="of:=SUM([.D15:.J15])" office:value-type="time" office:time-value="PT00H00M00S">
            <text:p>00:00:00</text:p>
          </table:table-cell>
          <table:table-cell/>
        </table:table-row>
        <table:table-row table:style-name="ro2">
          <table:table-cell/>
          <table:table-cell table:formula="of:=[.B15]+1" office:value-type="float" office:value="44">
            <text:p>44</text:p>
          </table:table-cell>
          <table:table-cell office:value-type="string">
            <text:p>27.-31.</text:p>
          </table:table-cell>
          <table:table-cell table:number-columns-repeated="5" office:value-type="time" office:time-value="PT00H00M00S">
            <text:p>00:00:00</text:p>
          </table:table-cell>
          <table:table-cell table:number-columns-repeated="3"/>
          <table:table-cell table:formula="of:=SUM([.D16:.J16])" office:value-type="time" office:time-value="PT00H00M00S">
            <text:p>00:00:00</text:p>
          </table:table-cell>
          <table:table-cell table:formula="of:=SUM([.L12:.L16])" office:value-type="time" office:time-value="PT00H00M00S">
            <text:p>00:00:00</text:p>
          </table:table-cell>
        </table:table-row>
        <table:table-row table:style-name="ro2">
          <table:table-cell table:number-columns-repeated="3"/>
          <table:table-cell table:style-name="ce7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1" office:value-type="string">
            <text:p>November</text:p>
          </table:table-cell>
          <table:table-cell table:style-name="ce3" office:value-type="float" office:value="44">
            <text:p>44</text:p>
          </table:table-cell>
          <table:table-cell table:style-name="ce4" office:value-type="string">
            <text:p>1.-2.</text:p>
          </table:table-cell>
          <table:table-cell table:style-name="ce8"/>
          <table:table-cell table:style-name="ce10" table:number-columns-repeated="4"/>
          <table:table-cell table:number-columns-repeated="2" table:style-name="ce10" office:value-type="time" office:time-value="PT00H00M00S">
            <text:p>00:00:00</text:p>
          </table:table-cell>
          <table:table-cell table:style-name="ce4"/>
          <table:table-cell table:style-name="ce13" table:formula="of:=SUM([.D18:.J18])" office:value-type="time" office:time-value="PT00H00M00S">
            <text:p>00:00:00</text:p>
          </table:table-cell>
          <table:table-cell table:style-name="ce13"/>
        </table:table-row>
        <table:table-row table:style-name="ro2">
          <table:table-cell/>
          <table:table-cell table:formula="of:=[.B18]+1" office:value-type="float" office:value="45">
            <text:p>45</text:p>
          </table:table-cell>
          <table:table-cell office:value-type="string">
            <text:p>3.-9.</text:p>
          </table:table-cell>
          <table:table-cell table:number-columns-repeated="7" office:value-type="time" office:time-value="PT00H00M00S">
            <text:p>00:00:00</text:p>
          </table:table-cell>
          <table:table-cell/>
          <table:table-cell table:formula="of:=SUM([.D19:.J19])" office:value-type="time" office:time-value="PT00H00M00S">
            <text:p>00:00:00</text:p>
          </table:table-cell>
          <table:table-cell/>
        </table:table-row>
        <table:table-row table:style-name="ro2">
          <table:table-cell/>
          <table:table-cell table:formula="of:=[.B19]+1" office:value-type="float" office:value="46">
            <text:p>46</text:p>
          </table:table-cell>
          <table:table-cell office:value-type="string">
            <text:p>10.-16.</text:p>
          </table:table-cell>
          <table:table-cell table:number-columns-repeated="7" office:value-type="time" office:time-value="PT00H00M00S">
            <text:p>00:00:00</text:p>
          </table:table-cell>
          <table:table-cell/>
          <table:table-cell table:formula="of:=SUM([.D20:.J20])" office:value-type="time" office:time-value="PT00H00M00S">
            <text:p>00:00:00</text:p>
          </table:table-cell>
          <table:table-cell/>
        </table:table-row>
        <table:table-row table:style-name="ro2">
          <table:table-cell/>
          <table:table-cell table:formula="of:=[.B20]+1" office:value-type="float" office:value="47">
            <text:p>47</text:p>
          </table:table-cell>
          <table:table-cell office:value-type="string">
            <text:p>17.-23.</text:p>
          </table:table-cell>
          <table:table-cell table:number-columns-repeated="7" office:value-type="time" office:time-value="PT00H00M00S">
            <text:p>00:00:00</text:p>
          </table:table-cell>
          <table:table-cell/>
          <table:table-cell table:formula="of:=SUM([.D21:.J21])" office:value-type="time" office:time-value="PT00H00M00S">
            <text:p>00:00:00</text:p>
          </table:table-cell>
          <table:table-cell/>
        </table:table-row>
        <table:table-row table:style-name="ro2">
          <table:table-cell/>
          <table:table-cell table:formula="of:=[.B21]+1" office:value-type="float" office:value="48">
            <text:p>48</text:p>
          </table:table-cell>
          <table:table-cell office:value-type="string">
            <text:p>24.-30.</text:p>
          </table:table-cell>
          <table:table-cell table:number-columns-repeated="7" office:value-type="time" office:time-value="PT00H00M00S">
            <text:p>00:00:00</text:p>
          </table:table-cell>
          <table:table-cell/>
          <table:table-cell table:formula="of:=SUM([.D22:.J22])" office:value-type="time" office:time-value="PT00H00M00S">
            <text:p>00:00:00</text:p>
          </table:table-cell>
          <table:table-cell table:formula="of:=SUM([.L18:.L22])" office:value-type="time" office:time-value="PT00H00M00S">
            <text:p>00:00:00</text:p>
          </table:table-cell>
        </table:table-row>
        <table:table-row table:style-name="ro2">
          <table:table-cell table:number-columns-repeated="3"/>
          <table:table-cell table:style-name="ce7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1" office:value-type="string">
            <text:p>December</text:p>
          </table:table-cell>
          <table:table-cell table:style-name="ce3" table:formula="of:=[.B22]+1" office:value-type="float" office:value="49">
            <text:p>49</text:p>
          </table:table-cell>
          <table:table-cell table:style-name="ce4" office:value-type="string">
            <text:p>1.-7.</text:p>
          </table:table-cell>
          <table:table-cell table:style-name="ce8" office:value-type="time" office:time-value="PT00H00M00S">
            <text:p>00:00:00</text:p>
          </table:table-cell>
          <table:table-cell table:number-columns-repeated="6" table:style-name="ce10" office:value-type="time" office:time-value="PT00H00M00S">
            <text:p>00:00:00</text:p>
          </table:table-cell>
          <table:table-cell table:style-name="ce4"/>
          <table:table-cell table:style-name="ce13" table:formula="of:=SUM([.D24:.J24])" office:value-type="time" office:time-value="PT00H00M00S">
            <text:p>00:00:00</text:p>
          </table:table-cell>
          <table:table-cell table:style-name="ce13"/>
        </table:table-row>
        <table:table-row table:style-name="ro2">
          <table:table-cell/>
          <table:table-cell table:formula="of:=[.B24]+1" office:value-type="float" office:value="50">
            <text:p>50</text:p>
          </table:table-cell>
          <table:table-cell office:value-type="string">
            <text:p>8.-14.</text:p>
          </table:table-cell>
          <table:table-cell table:number-columns-repeated="7" office:value-type="time" office:time-value="PT00H00M00S">
            <text:p>00:00:00</text:p>
          </table:table-cell>
          <table:table-cell/>
          <table:table-cell table:formula="of:=SUM([.D25:.J25])" office:value-type="time" office:time-value="PT00H00M00S">
            <text:p>00:00:00</text:p>
          </table:table-cell>
          <table:table-cell/>
        </table:table-row>
        <table:table-row table:style-name="ro2">
          <table:table-cell/>
          <table:table-cell table:formula="of:=[.B25]+1" office:value-type="float" office:value="51">
            <text:p>51</text:p>
          </table:table-cell>
          <table:table-cell office:value-type="string">
            <text:p>15.-21.</text:p>
          </table:table-cell>
          <table:table-cell table:number-columns-repeated="7" office:value-type="time" office:time-value="PT00H00M00S">
            <text:p>00:00:00</text:p>
          </table:table-cell>
          <table:table-cell/>
          <table:table-cell table:formula="of:=SUM([.D26:.J26])" office:value-type="time" office:time-value="PT00H00M00S">
            <text:p>00:00:00</text:p>
          </table:table-cell>
          <table:table-cell table:formula="of:=SUM([.L24:.L26])" office:value-type="time" office:time-value="PT00H00M00S">
            <text:p>00:00:00</text:p>
          </table:table-cell>
        </table:table-row>
        <table:table-row table:style-name="ro2" table:number-rows-repeated="2">
          <table:table-cell/>
          <table:table-cell table:style-name="Default"/>
          <table:table-cell/>
          <table:table-cell table:style-name="Default" table:number-columns-repeated="7"/>
          <table:table-cell/>
          <table:table-cell table:style-name="Default" table:number-columns-repeated="2"/>
        </table:table-row>
        <table:table-row table:style-name="ro2">
          <table:table-cell/>
          <table:table-cell table:style-name="Default"/>
          <table:table-cell/>
          <table:table-cell table:style-name="Default" table:number-columns-repeated="6"/>
          <table:table-cell table:style-name="Default" office:value-type="string">
            <text:p>Total project work:</text:p>
          </table:table-cell>
          <table:table-cell/>
          <table:table-cell table:style-name="Default" table:number-columns-repeated="2"/>
        </table:table-row>
        <table:table-row table:style-name="ro2">
          <table:table-cell/>
          <table:table-cell table:style-name="Default"/>
          <table:table-cell/>
          <table:table-cell table:style-name="Default" table:number-columns-repeated="6"/>
          <table:table-cell table:style-name="Default" table:formula="of:=SUM([.M3:.M26])" office:value-type="time" office:time-value="PT05H30M00S">
            <text:p>05:30:00</text:p>
          </table:table-cell>
          <table:table-cell/>
          <table:table-cell table:style-name="Default" table:number-columns-repeated="2"/>
        </table:table-row>
      </table:table>
      <table:table table:name="Ark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Ark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5">25.08.2014</text:date>, <text:time>17:43:06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5T09:10:50</meta:creation-date>
    <dc:date>2014-08-25T17:43:06</dc:date>
    <meta:editing-duration>PT25M41S</meta:editing-duration>
    <meta:editing-cycles>7</meta:editing-cycles>
    <meta:generator>OpenOffice/4.1.0$Unix OpenOffice.org_project/410m18$Build-9764</meta:generator>
    <meta:document-statistic meta:table-count="3" meta:cell-count="210" meta:object-count="0"/>
  </office:meta>
</office:document-meta>
</file>